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sticImpl.appendFieldDescription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stic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sticImpl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Impl.getLastSamp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Impl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Impl.updateSamp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stic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Impl.StatisticImpl( String name , String unit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stic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